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875in" fo:margin-left="-0.075in" table:align="left" style:writing-mode="lr-tb"/>
    </style:style>
    <style:style style:name="Table1.A" style:family="table-column">
      <style:table-column-properties style:column-width="1.2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8" style:family="table-row">
      <style:table-row-properties style:min-row-height="0.35in" style:keep-together="true" fo:keep-together="auto"/>
    </style:style>
    <style:style style:name="Table1.A8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P1" style:family="paragraph" style:parent-style-name="Standard">
      <style:paragraph-properties fo:margin-left="0in" fo:margin-right="0.0016in" fo:text-indent="0in" style:auto-text-indent="false"/>
      <style:text-properties fo:color="#000000"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margin-left="0in" fo:margin-right="0.0016in" fo:text-indent="0in" style:auto-text-indent="false">
        <style:tab-stops>
          <style:tab-stop style:position="0.4925in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left="0in" fo:margin-right="0.0016in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4" style:family="paragraph" style:parent-style-name="Standard">
      <style:paragraph-properties fo:margin-left="0in" fo:margin-right="0.0016in" fo:text-align="end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5" style:family="paragraph" style:parent-style-name="Standard">
      <style:paragraph-properties fo:margin-left="0in" fo:margin-right="0.0016in" fo:text-indent="0in" style:auto-text-indent="false">
        <style:tab-stops>
          <style:tab-stop style:position="1.4772in"/>
          <style:tab-stop style:position="1.6736in"/>
        </style:tab-stops>
      </style:paragraph-properties>
      <style:text-properties fo:color="#000000" style:font-name="Arial" fo:font-size="10pt" fo:language="id" fo:country="ID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.0016in" fo:text-align="end" style:justify-single-word="false" fo:text-indent="0in" style:auto-text-indent="false"/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P7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8752in"/>
          <style:tab-stop style:position="1.25in"/>
        </style:tab-stops>
      </style:paragraph-properties>
      <style:text-properties fo:color="#000000" style:font-name="Arial" fo:font-size="9pt" fo:language="fi" fo:country="FI" style:text-underline-style="solid" style:text-underline-width="auto" style:text-underline-color="font-color" style:font-size-asian="9pt" style:font-name-complex="Arial" style:font-size-complex="9pt"/>
    </style:style>
    <style:style style:name="P8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8752in"/>
          <style:tab-stop style:position="1.25in"/>
        </style:tab-stops>
      </style:paragraph-properties>
      <style:text-properties fo:color="#000000" style:font-name="Arial" fo:font-size="9pt" fo:language="id" fo:country="ID" style:text-underline-style="solid" style:text-underline-width="auto" style:text-underline-color="font-color" style:font-size-asian="9pt" style:font-name-complex="Arial" style:font-size-complex="9pt" style:font-weight-complex="bold"/>
    </style:style>
    <style:style style:name="P9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8752in"/>
          <style:tab-stop style:position="1.25in"/>
        </style:tab-stops>
      </style:paragraph-properties>
      <style:text-properties fo:color="#000000" style:font-name="Arial" fo:font-size="9pt" fo:language="id" fo:country="ID" fo:font-style="italic" style:font-size-asian="9pt" style:font-style-asian="italic" style:font-name-complex="Arial" style:font-size-complex="9pt" style:font-weight-complex="bold"/>
    </style:style>
    <style:style style:name="P10" style:family="paragraph" style:parent-style-name="Standard">
      <style:paragraph-properties fo:margin-left="0in" fo:margin-right="0.0016in" fo:text-indent="0in" style:auto-text-indent="false">
        <style:tab-stops>
          <style:tab-stop style:position="0.4925in"/>
        </style:tab-stops>
      </style:paragraph-properties>
    </style:style>
    <style:style style:name="P11" style:family="paragraph" style:parent-style-name="Standard">
      <style:paragraph-properties fo:margin-left="0in" fo:margin-right="0.0016in" fo:text-align="justify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12" style:family="paragraph" style:parent-style-name="Standard">
      <style:paragraph-properties fo:margin-left="0in" fo:margin-right="0.0016in" fo:margin-top="0.0835in" fo:margin-bottom="0in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.0791in" fo:text-indent="0in" style:auto-text-indent="false"/>
    </style:style>
    <style:style style:name="P14" style:family="paragraph" style:parent-style-name="Standard">
      <style:paragraph-properties fo:margin-left="0in" fo:margin-right="0.0791in" fo:text-indent="0in" style:auto-text-indent="false">
        <style:tab-stops>
          <style:tab-stop style:position="2.5in"/>
        </style:tab-stops>
      </style:paragraph-properties>
      <style:text-properties fo:color="#000000" style:font-name="Arial" fo:font-size="9pt" fo:language="en" fo:country="US" style:text-underline-style="solid" style:text-underline-width="auto" style:text-underline-color="font-color" fo:background-color="#ffff00" style:font-size-asian="9pt" style:font-name-complex="Arial" style:font-size-complex="9pt"/>
    </style:style>
    <style:style style:name="P15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Arial" fo:font-size="9pt" fo:language="id" fo:country="ID" style:text-underline-style="solid" style:text-underline-width="auto" style:text-underline-color="font-color" style:font-size-asian="9pt" style:font-name-complex="Arial" style:font-size-complex="9pt" style:font-weight-complex="bold"/>
    </style:style>
    <style:style style:name="P16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Arial" fo:font-size="10pt" style:font-size-asian="10pt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.0791in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18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19" style:family="paragraph" style:parent-style-name="Standard">
      <style:paragraph-properties fo:margin-left="0in" fo:margin-right="0.0791in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.0791in" fo:text-indent="0in" style:auto-text-indent="false"/>
      <style:text-properties fo:color="#000000" style:font-name="Arial" fo:font-size="10pt" fo:language="en" fo:country="US" style:font-size-asian="10pt" style:font-name-complex="Arial" style:font-size-complex="10pt"/>
    </style:style>
    <style:style style:name="P21" style:family="paragraph" style:parent-style-name="Standard">
      <style:paragraph-properties fo:margin-left="0in" fo:margin-right="-0.0752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-0.0752in" fo:text-align="justify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23" style:family="paragraph" style:parent-style-name="Standard">
      <style:paragraph-properties fo:margin-left="0in" fo:margin-right="-0.0752in" fo:text-indent="0in" style:auto-text-indent="false"/>
      <style:text-properties fo:color="#000000" style:font-name="Arial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fo:margin-left="0in" fo:margin-right="-0.0752in" fo:text-align="justify" style:justify-single-word="false" fo:text-indent="0in" style:auto-text-indent="false"/>
    </style:style>
    <style:style style:name="P25" style:family="paragraph" style:parent-style-name="Standard">
      <style:paragraph-properties fo:margin-left="0.3752in" fo:margin-right="0.0016in" fo:text-align="justify" style:justify-single-word="false" fo:text-indent="0in" style:auto-text-indent="false">
        <style:tab-stops>
          <style:tab-stop style:position="0.5909in"/>
          <style:tab-stop style:position="1.4772in"/>
          <style:tab-stop style:position="1.6736in"/>
        </style:tab-stops>
      </style:paragraph-properties>
    </style:style>
    <style:style style:name="P26" style:family="paragraph" style:parent-style-name="Standard">
      <style:paragraph-properties fo:margin-left="0.3752in" fo:margin-right="0.0016in" fo:margin-top="0.0835in" fo:margin-bottom="0in" fo:text-align="justify" style:justify-single-word="false" fo:text-indent="0in" style:auto-text-indent="false"/>
    </style:style>
    <style:style style:name="P27" style:family="paragraph" style:parent-style-name="Standard">
      <style:paragraph-properties fo:margin-left="0.3752in" fo:margin-right="0.0016in" fo:margin-top="0.0835in" fo:margin-bottom="0in" fo:text-align="justify" style:justify-single-word="false" fo:text-indent="0in" style:auto-text-indent="false"/>
      <style:text-properties fo:color="#000000"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.5909in" fo:margin-right="0.0016in" fo:text-align="justify" style:justify-single-word="false" fo:text-indent="-0.2161in" style:auto-text-indent="false">
        <style:tab-stops>
          <style:tab-stop style:position="0.7874in"/>
          <style:tab-stop style:position="1.4772in"/>
          <style:tab-stop style:position="1.5in"/>
          <style:tab-stop style:position="1.6252in"/>
          <style:tab-stop style:position="1.6736in"/>
        </style:tab-stops>
      </style:paragraph-properties>
    </style:style>
    <style:style style:name="P29" style:family="paragraph" style:parent-style-name="Standard">
      <style:paragraph-properties fo:margin-left="1.25in" fo:margin-right="0.0016in" fo:text-align="justify" style:justify-single-word="false" fo:text-indent="-0.8752in" style:auto-text-indent="false"/>
      <style:text-properties fo:color="#000000"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margin-left="0.3937in" fo:margin-right="0.0016in" fo:margin-top="0.0835in" fo:margin-bottom="0in" fo:text-align="justify" style:justify-single-word="false" fo:text-indent="0in" style:auto-text-indent="false"/>
    </style:style>
    <style:style style:name="P31" style:family="paragraph" style:parent-style-name="Standard">
      <style:paragraph-properties fo:margin-left="0.3937in" fo:margin-right="0.0016in" fo:text-align="justify" style:justify-single-word="false" fo:text-indent="0in" style:auto-text-indent="false"/>
    </style:style>
    <style:style style:name="P32" style:family="paragraph" style:parent-style-name="Standard">
      <style:paragraph-properties fo:margin-left="0.3937in" fo:margin-right="0.0016in" fo:text-align="justify" style:justify-single-word="false" fo:text-indent="0in" style:auto-text-indent="false"/>
      <style:text-properties fo:color="#000000" style:font-name="Arial" fo:font-size="10pt" fo:language="en" fo:country="US" style:font-size-asian="10pt" style:font-name-complex="Arial" style:font-size-complex="10pt"/>
    </style:style>
    <style:style style:name="P33" style:family="paragraph" style:parent-style-name="Standard">
      <style:paragraph-properties fo:margin-left="0.378in" fo:margin-right="0.0016in" fo:text-indent="0.3701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34" style:family="paragraph" style:parent-style-name="Standard">
      <style:paragraph-properties fo:margin-left="0.3744in" fo:margin-right="0.0016in" fo:margin-top="0.0835in" fo:margin-bottom="0in" fo:text-indent="0in" style:auto-text-indent="false"/>
    </style:style>
    <style:style style:name="P35" style:family="paragraph" style:parent-style-name="Standard">
      <style:paragraph-properties fo:margin-left="0.3744in" fo:margin-right="0.0016in" fo:margin-top="0.0835in" fo:margin-bottom="0in" fo:text-indent="0in" style:auto-text-indent="false">
        <style:tab-stops>
          <style:tab-stop style:position="0.6252in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left="0.3744in" fo:margin-right="0.0016in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37" style:family="paragraph" style:parent-style-name="Standard">
      <style:paragraph-properties fo:margin-left="0.6898in" fo:margin-right="0.0016in" fo:text-align="justify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38" style:family="paragraph" style:parent-style-name="Standard">
      <style:paragraph-properties fo:margin-left="0.4366in" fo:margin-right="0.0016in" fo:text-indent="0in" style:auto-text-indent="false"/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>
      <style:paragraph-properties fo:margin-left="3.0626in" fo:margin-right="0.0016in" fo:text-align="center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40" style:family="paragraph" style:parent-style-name="Standard">
      <style:paragraph-properties fo:margin-left="3.0626in" fo:margin-right="0.0016in" fo:text-align="center" style:justify-single-word="false" fo:text-indent="0in" style:auto-text-indent="false"/>
      <style:text-properties fo:color="#000000" style:font-name="Arial" fo:font-size="10pt" fo:language="fi" fo:country="FI" style:font-size-asian="10pt" style:font-name-complex="Arial" style:font-size-complex="10pt" style:font-weight-complex="bold"/>
    </style:style>
    <style:style style:name="P41" style:family="paragraph" style:parent-style-name="Standard">
      <style:paragraph-properties fo:margin-left="3.0626in" fo:margin-right="0.0016in" fo:text-align="center" style:justify-single-word="false" fo:text-indent="0in" style:auto-text-indent="false"/>
      <style:text-properties fo:color="#000000" style:font-name="Arial" fo:font-size="10pt" fo:language="fi" fo:country="FI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42" style:family="paragraph" style:parent-style-name="Standard">
      <style:paragraph-properties fo:margin-left="0.25in" fo:margin-right="0.0016in" fo:text-align="justify" style:justify-single-word="false" fo:text-indent="-0.25in" style:auto-text-indent="false"/>
      <style:text-properties fo:color="#000000" style:font-name="Arial" fo:font-size="9pt" fo:language="id" fo:country="ID" style:font-size-asian="9pt" style:font-name-complex="Arial" style:font-size-complex="9pt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9pt" fo:language="id" fo:country="ID" fo:font-weight="normal" fo:background-color="transparent" style:font-name-asian="Calibri" style:font-size-asian="9pt" style:language-asian="zxx" style:country-asian="none" style:font-name-complex="Arial" style:font-size-complex="9pt"/>
    </style:style>
    <style:style style:name="P44" style:family="paragraph" style:parent-style-name="Standard" style:master-page-name="Standard">
      <style:paragraph-properties fo:margin-left="0in" fo:margin-right="0.0016in" fo:text-align="justify" style:justify-single-word="false" fo:text-indent="0in" style:auto-text-indent="false" style:page-number="auto"/>
      <style:text-properties fo:color="#000000" style:font-name="Times New Roman1" fo:font-size="12pt" fo:language="fi" fo:country="FI" style:text-underline-style="solid" style:text-underline-width="auto" style:text-underline-color="font-color" fo:font-weight="bold" style:font-name-asian="Times New Roman1" style:font-size-asian="10pt" style:language-asian="zxx" style:country-asian="none" style:font-weight-asian="bold" style:font-name-complex="Times New Roman1" style:font-size-complex="10pt" style:font-weight-complex="bold"/>
    </style:style>
    <style:style style:name="P45" style:family="paragraph" style:parent-style-name="Standard" style:list-style-name="WW8Num4">
      <style:paragraph-properties fo:margin-left="0.8752in" fo:margin-right="0.0016in" fo:text-indent="-0.8752in" style:auto-text-indent="false">
        <style:tab-stops>
          <style:tab-stop style:position="0.3752in"/>
        </style:tab-stops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46" style:family="paragraph" style:parent-style-name="Standard" style:list-style-name="WW8Num4">
      <style:paragraph-properties fo:margin-left="0.8752in" fo:margin-right="0.0016in" fo:text-indent="-0.8752in" style:auto-text-indent="false">
        <style:tab-stops>
          <style:tab-stop style:position="0.3752in"/>
          <style:tab-stop style:position="1.4772in"/>
          <style:tab-stop style:position="1.6736in"/>
        </style:tab-stops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47" style:family="paragraph" style:parent-style-name="Standard" style:list-style-name="WW8Num4">
      <style:paragraph-properties fo:margin-left="0.8752in" fo:margin-right="0.0016in" fo:text-indent="-0.8752in" style:auto-text-indent="false">
        <style:tab-stops>
          <style:tab-stop style:position="0.3752in"/>
        </style:tab-stops>
      </style:paragraph-properties>
    </style:style>
    <style:style style:name="P48" style:family="paragraph" style:parent-style-name="Standard" style:list-style-name="WW8Num4">
      <style:paragraph-properties fo:margin-left="0.8752in" fo:margin-right="0.0016in" fo:text-indent="-0.8752in" style:auto-text-indent="false">
        <style:tab-stops>
          <style:tab-stop style:position="0.4374in"/>
        </style:tab-stops>
      </style:paragraph-properties>
    </style:style>
    <style:style style:name="P49" style:family="paragraph" style:parent-style-name="Standard" style:list-style-name="WW8Num4">
      <style:paragraph-properties fo:margin-left="2.1252in" fo:margin-right="0.0016in" fo:text-align="justify" style:justify-single-word="false" fo:text-indent="-1.7311in" style:auto-text-indent="false">
        <style:tab-stops>
          <style:tab-stop style:position="0.5909in"/>
          <style:tab-stop style:position="1.0835in"/>
          <style:tab-stop style:position="1.4772in"/>
          <style:tab-stop style:position="1.6736in"/>
        </style:tab-stops>
      </style:paragraph-properties>
    </style:style>
    <style:style style:name="P50" style:family="paragraph" style:parent-style-name="Standard" style:list-style-name="WW8Num4">
      <style:paragraph-properties fo:margin-left="0.5909in" fo:margin-right="0.0016in" fo:text-indent="-0.1972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51" style:family="paragraph" style:parent-style-name="Standard" style:list-style-name="WW8Num2">
      <style:paragraph-properties fo:margin-left="0.3752in" fo:margin-right="0.0016in" fo:text-indent="0in" style:auto-text-indent="false"/>
      <style:text-properties fo:color="#000000" style:font-name="Arial" fo:font-size="10pt" style:font-size-asian="10pt" style:font-name-complex="Arial" style:font-size-complex="10pt"/>
    </style:style>
    <style:style style:name="P52" style:family="paragraph" style:parent-style-name="Standard" style:list-style-name="WW8Num1">
      <style:paragraph-properties fo:margin-left="0.3937in" fo:margin-right="0.0016in" fo:text-align="justify" style:justify-single-word="false" fo:text-indent="0in" style:auto-text-indent="false"/>
      <style:text-properties fo:color="#000000" style:font-name="Arial" fo:font-size="10pt" fo:language="en" fo:country="US" style:font-size-asian="10pt" style:font-name-complex="Arial" style:font-size-complex="10pt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language="id" fo:country="ID" style:font-size-asian="10pt" style:font-name-complex="Arial" style:font-size-complex="10pt"/>
    </style:style>
    <style:style style:name="T3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4" style:family="text"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T5" style:family="text">
      <style:text-properties fo:color="#000000" style:font-name="Arial" fo:font-size="10pt" style:font-size-asian="10pt" style:font-name-complex="Arial" style:font-size-complex="10pt"/>
    </style:style>
    <style:style style:name="T6" style:family="text">
      <style:text-properties fo:color="#000000" style:font-name="Arial" fo:font-size="10pt" style:font-size-asian="10pt" style:font-name-complex="Arial" style:font-size-complex="10pt" style:font-weight-complex="bold"/>
    </style:style>
    <style:style style:name="T7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8" style:family="text"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T9" style:family="text">
      <style:text-properties fo:color="#000000" style:font-name="Arial" style:text-underline-style="solid" style:text-underline-width="auto" style:text-underline-color="font-color" style:font-name-complex="Arial" style:font-weight-complex="bold"/>
    </style:style>
    <style:style style:name="T10" style:family="text">
      <style:text-properties fo:color="#000000" style:font-name="Arial" fo:language="id" fo:country="ID" style:text-underline-style="solid" style:text-underline-width="auto" style:text-underline-color="font-color" style:font-name-complex="Arial" style:font-weight-complex="bold"/>
    </style:style>
    <style:style style:name="T11" style:family="text">
      <style:text-properties style:font-name="Tahoma" style:font-name-complex="Tahoma"/>
    </style:style>
    <style:style style:name="T12" style:family="text">
      <style:text-properties style:font-name="Tahoma" fo:language="id" fo:country="ID" style:font-name-complex="Tahom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{kejaksaan}</text:p>
      <text:p text:style-name="P4">WAS-21</text:p>
      <text:p text:style-name="P6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1"><text:span text:style-name="T10">NOTA</text:span><text:span text:style-name="T9"> </text:span><text:span text:style-name="T10"><text:s/></text:span><text:span text:style-name="T9">DINAS</text:span></text:p>
            <text:p text:style-name="P15"/>
            <text:p text:style-name="P15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<text:span text:style-name="T7">Kepada</text:span><text:span text:style-name="T3"> Yth.</text:span>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22">{kepada}</text:p>
          </table:table-cell>
        </table:table-row>
        <table:table-row table:style-name="Table1.1">
          <table:table-cell table:style-name="Table1.A1" office:value-type="string">
            <text:p text:style-name="P17">Dari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23">{dari}</text:p>
          </table:table-cell>
        </table:table-row>
        <table:table-row table:style-name="Table1.1">
          <table:table-cell table:style-name="Table1.A1" office:value-type="string">
            <text:p text:style-name="P17">Tanggal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23">{tanggal}</text:p>
          </table:table-cell>
        </table:table-row>
        <table:table-row table:style-name="Table1.1">
          <table:table-cell table:style-name="Table1.A1" office:value-type="string">
            <text:p text:style-name="P17">Nomor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23">{nomor}</text:p>
          </table:table-cell>
        </table:table-row>
        <table:table-row table:style-name="Table1.1">
          <table:table-cell table:style-name="Table1.A1" office:value-type="string">
            <text:p text:style-name="P17">Sifat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9">{sifat}</text:p>
          </table:table-cell>
        </table:table-row>
        <table:table-row table:style-name="Table1.1">
          <table:table-cell table:style-name="Table1.A1" office:value-type="string">
            <text:p text:style-name="P17">Lampiran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20">{berkas} berkas.</text:p>
          </table:table-cell>
        </table:table-row>
        <table:table-row table:style-name="Table1.8">
          <table:table-cell table:style-name="Table1.A8" office:value-type="string">
            <text:p text:style-name="P17">Perihal</text:p>
          </table:table-cell>
          <table:table-cell table:style-name="Table1.A8" office:value-type="string">
            <text:p text:style-name="P18">:</text:p>
          </table:table-cell>
          <table:table-cell table:style-name="Table1.A8" office:value-type="string">
            <text:p text:style-name="P24"><text:span text:style-name="T8">Pertimbangan terhadap keberatan Terlapor atas </text:span><text:span text:style-name="T4">n</text:span><text:span text:style-name="T8">ama</text:span><text:span text:style-name="T4"> {nama_terlapor}</text:span></text:p>
          </table:table-cell>
        </table:table-row>
      </table:table>
      <text:p text:style-name="P16"><text:tab/><text:tab/><text:tab/><text:tab/><text:tab/><text:tab/><text:tab/><text:tab/><text:tab/><text:tab/></text:p>
      <text:p text:style-name="P11"><text:span text:style-name="T7"><text:tab/>Sehubungan dengan Nota Dinas .......</text:span><text:span text:style-name="T3"> </text:span><text:span text:style-name="T7">/ surat ........ *) Nomor : ....... tanggal ........ perihal Penyampaian keberatan</text:span><text:span text:style-name="T3"> dan tanggapan atas keberatan</text:span><text:span text:style-name="T7"> terhadap penjatuhan hukuman disiplin sedang Terlapor atas nama {namaTerlapor}</text:span><text:span text:style-name="T3"> </text:span><text:span text:style-name="T7">berupa</text:span><text:span text:style-name="T11"> </text:span><text:span text:style-name="T1">penundaan kenaikan gaji berkala selama 1 (satu) tahun</text:span><text:span text:style-name="T2"> / </text:span><text:span text:style-name="T1">penundaan kenaikan pangkat selama 1 (satu) tahun</text:span><text:span text:style-name="T12"> </text:span><text:span text:style-name="T7">*), setelah dilakukan penelitian dengan hormat disampaikan pertimbangan sebagai berikut <text:s/>: </text:span></text:p>
      <text:p text:style-name="P3"/>
      <text:list xml:id="list2862104379220018428" text:style-name="WW8Num4">
        <text:list-item>
          <text:p text:style-name="P45">TERLAPOR</text:p>
          <text:list>
            <text:list-item>
              <text:list>
                <text:list-item>
                  <text:list>
                    <text:list-item>
                      <text:p text:style-name="P49"><text:span text:style-name="T5">Nama<text:tab/></text:span><text:span text:style-name="T7"><text:tab/></text:span><text:span text:style-name="T5">: <text:s text:c="2"/></text:span><text:span text:style-name="T7">{namaTerlapor}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7"><text:tab/></text:span><text:span text:style-name="T5">Pangkat<text:tab/>:</text:span><text:span text:style-name="T7"><text:tab/></text:span><text:span text:style-name="T5">………………………………………………………………………………</text:span></text:p>
      <text:p text:style-name="P28"><text:span text:style-name="T7"><text:tab/></text:span><text:span text:style-name="T5">Nip / Nrp<text:tab/>:</text:span><text:span text:style-name="T7"><text:tab/></text:span><text:span text:style-name="T3">{nipTerlapor}</text:span></text:p>
      <text:p text:style-name="P28"><text:span text:style-name="T7"><text:tab/></text:span><text:span text:style-name="T5">Jabatan<text:tab/>:</text:span><text:span text:style-name="T7"> <text:tab/></text:span><text:span text:style-name="T3">{jabatanTerlapor}</text:span></text:p>
      <text:list xml:id="list29583129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50">..... Dst ........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29575522" text:continue-numbering="true" text:style-name="WW8Num4">
        <text:list-item>
          <text:p text:style-name="P46">PERMASALAHAN</text:p>
        </text:list-item>
      </text:list>
      <text:p text:style-name="P29">{uraianPermasalahan}</text:p>
      <text:p text:style-name="P1"/>
      <text:list xml:id="list29581871" text:continue-numbering="true" text:style-name="WW8Num4">
        <text:list-item>
          <text:p text:style-name="P47"><text:span text:style-name="T6">HUKUMAN DISIPLIN YANG </text:span><text:span text:style-name="T8">TELAH </text:span><text:span text:style-name="T6">DIJATUHKAN</text:span></text:p>
        </text:list-item>
      </text:list>
      <text:p text:style-name="P30"><text:span text:style-name="T7">Berdasarkan Surat Keputusan </text:span><text:span text:style-name="T3">…..…..</text:span><text:span text:style-name="T5"> **) </text:span><text:span text:style-name="T7">Nomor</text:span><text:span text:style-name="T3"> :</text:span><text:span text:style-name="T7"> </text:span><text:span text:style-name="T3">KEP-</text:span><text:span text:style-name="T7">............ tanggal .............. telah </text:span><text:span text:style-name="T5">menjatuhkan hukuman disiplin sedang </text:span><text:span text:style-name="T7">berupa</text:span><text:span text:style-name="T11"> </text:span><text:span text:style-name="T1">penundaan kenaikan gaji berkala selama 1 (satu) tahun</text:span><text:span text:style-name="T2"> / </text:span><text:span text:style-name="T1">penundaan kenaikan pangkat selama 1 (satu) tahun</text:span><text:span text:style-name="T12"> </text:span><text:span text:style-name="T7">*) </text:span><text:span text:style-name="T5">sesuai </text:span><text:span text:style-name="T7">P</text:span><text:span text:style-name="T5">asal …… kepada </text:span><text:span text:style-name="T7">T</text:span><text:span text:style-name="T5">erlapor a</text:span><text:span text:style-name="T7">tas </text:span><text:span text:style-name="T5">n</text:span><text:span text:style-name="T7">ama</text:span><text:span text:style-name="T5"> {namaTerlapor}, pangkat (Gol) ……, NIP/NRP {nipTerlapor}, jabatan {jabatanTerlapor}, karena telah terbukti melakukan </text:span><text:span text:style-name="T7">pelanggaran disiplin</text:span><text:span text:style-name="T5"> </text:span><text:span text:style-name="T7">yaitu</text:span><text:span text:style-name="T5"> ……(uraikan fakta perbuatan pelanggaran disiplin </text:span><text:span text:style-name="T7">T</text:span><text:span text:style-name="T5">erlapor), melanggar </text:span><text:span text:style-name="T7">P</text:span><text:span text:style-name="T5">asal …… (sebutkan pasal dan ketentuan perundang-undangan yang dilanggar </text:span><text:span text:style-name="T7">T</text:span><text:span text:style-name="T5">erlapor). </text:span></text:p>
      <text:p text:style-name="P33"/>
      <text:list xml:id="list29572288" text:continue-numbering="true" text:style-name="WW8Num4">
        <text:list-item>
          <text:p text:style-name="P45">KEBERATAN TERLAPOR</text:p>
        </text:list-item>
      </text:list>
      <text:p text:style-name="P34"><text:span text:style-name="T5">Terlapor telah mengajukan keberatan sebagai berikut </text:span><text:span text:style-name="T7">(</text:span><text:span text:style-name="T3">keberatan</text:span><text:span text:style-name="T7"> terlapor terlampir) :</text:span></text:p>
      <text:list xml:id="list4244118369318320589" text:style-name="WW8Num2">
        <text:list-header>
          <text:p text:style-name="P51">[!-- BEGIN keberatan --]</text:p>
          <text:p text:style-name="P51">{isiKeberatan}</text:p>
          <text:p text:style-name="P51">[!-- END keberatan --]</text:p>
        </text:list-header>
      </text:list>
      <text:p text:style-name="P1"/>
      <text:list xml:id="list29577822" text:continue-list="list29572288" text:style-name="WW8Num4">
        <text:list-item>
          <text:p text:style-name="P45">TANGGAPAN ATAS KEBERATAN TERLAPOR</text:p>
        </text:list-item>
      </text:list>
      <text:p text:style-name="P31"><text:span text:style-name="T7">Tanggapan .................(diisi pejabat yang berwenang menghukum) atas keberatan terlapor pada pokoknya sebagai berikut (tanggapan atas keberatan </text:span><text:span text:style-name="T3">terlapor </text:span><text:span text:style-name="T7">terlampir):</text:span></text:p>
      <text:list xml:id="list4415034973864362039" text:style-name="WW8Num1">
        <text:list-header>
          <text:p text:style-name="P52">[!-- BEGIN tanggapan --]</text:p>
          <text:p text:style-name="P52">{isiTanggapan}</text:p>
          <text:p text:style-name="P52">[!-- END tanggapan --]</text:p>
        </text:list-header>
      </text:list>
      <text:p text:style-name="P32"/>
      <text:p text:style-name="P32"/>
      <text:p text:style-name="P37"/>
      <text:list xml:id="list29566235" text:continue-list="list29577822" text:style-name="WW8Num4">
        <text:list-item>
          <text:p text:style-name="P45">KESIMPULAN</text:p>
        </text:list-item>
      </text:list>
      <text:p text:style-name="P36">Berdasarkan keberatan dan tanggapan atas keberatan, dapat disimpulkan sebagai berikut :</text:p>
      <text:p text:style-name="P35">[!-- BEGIN kesimpulan --]</text:p>
      <text:p text:style-name="P35"><text:soft-page-break/>{isiKesimpulan}</text:p>
      <text:p text:style-name="P35">[!-- END kesimpulan --]</text:p>
      <text:p text:style-name="P35"/>
      <text:list xml:id="list29566945" text:continue-numbering="true" text:style-name="WW8Num4">
        <text:list-item>
          <text:p text:style-name="P45">PENDAPAT</text:p>
        </text:list-item>
      </text:list>
      <text:p text:style-name="P26"><text:span text:style-name="T5">Berdasarkan hal-hal tersebut di atas kami berpendapat bahwa alasan keberatan yang diajukan oleh </text:span><text:span text:style-name="T7">T</text:span><text:span text:style-name="T5">erlapor a</text:span><text:span text:style-name="T7">tas </text:span><text:span text:style-name="T5">n</text:span><text:span text:style-name="T7">ama</text:span><text:span text:style-name="T5"> {namaTerlapor}, pangkat (Gol) ……, NIP/NRP{nipTerlapor}, jabatan {jabatanTerlapor}, </text:span><text:span text:style-name="T6">dapat dipertimbangkan</text:span><text:span text:style-name="T8"> </text:span><text:span text:style-name="T6">/ tidak dapat dipertimbangkan</text:span><text:span text:style-name="T8"> </text:span><text:span text:style-name="T6">*)</text:span><text:span text:style-name="T5"> untuk merubah hukuman disiplin yang akan dijatuhkan terhadap </text:span><text:span text:style-name="T7">T</text:span><text:span text:style-name="T5">erlapor.</text:span></text:p>
      <text:p text:style-name="P12"/>
      <text:list xml:id="list29576595" text:continue-numbering="true" text:style-name="WW8Num4">
        <text:list-item>
          <text:p text:style-name="P45">S A R A N</text:p>
        </text:list-item>
      </text:list>
      <text:p text:style-name="P30"><text:span text:style-name="T7">Berdasarkan hal tersebut kami </text:span><text:span text:style-name="T5">menyarankan agar terhadap Terlapor an. ……, pangkat (Gol) ……, NIP/NRP. ……, jabatan ……, yang dijatuhi hukuman disiplin sedang berupa </text:span><text:span text:style-name="T1">penundaan kenaikan gaji berkala selama 1 (satu) tahun</text:span><text:span text:style-name="T2"> / </text:span><text:span text:style-name="T1">penundaan kenaikan pangkat selama 1 (satu) tahun</text:span><text:span text:style-name="T12"> </text:span><text:span text:style-name="T7">*)</text:span><text:span text:style-name="T5"> sesuai pasal ……, </text:span><text:span text:style-name="T6">diubah hukumannya menjadi / tetap dijatuhi</text:span><text:span text:style-name="T8"> </text:span><text:span text:style-name="T5">*) hukuman disiplin …… berupa …… sesuai pasal ……. </text:span></text:p>
      <text:p text:style-name="P27"/>
      <text:list xml:id="list29570500" text:continue-numbering="true" text:style-name="WW8Num4">
        <text:list-item>
          <text:p text:style-name="P48"><text:span text:style-name="T8">KEPUTUSAN </text:span><text:span text:style-name="T6">JAKSA AGUNG R.I. </text:span></text:p>
        </text:list-item>
      </text:list>
      <text:p text:style-name="P38">------------------------------------------------------------------------------------------------------------------------------ {keputusanJA}</text:p>
      <text:p text:style-name="P38">------------------------------------------------------------------------------------------------------------------------------</text:p>
      <text:p text:style-name="P2"><text:tab/></text:p>
      <text:p text:style-name="P10"><text:span text:style-name="T7"><text:tab/><text:tab/></text:span><text:span text:style-name="T5">Demikian kami sampaikan, kiranya dapat dimaklumi dan selanjutnya mohon petunjuk.</text:span></text:p>
      <text:p text:style-name="P1"/>
      <text:p text:style-name="P1"/>
      <text:p text:style-name="P39">JAKSA AGUNG MUDA PENGAWASAN,</text:p>
      <text:p text:style-name="P40"/>
      <text:p text:style-name="P40"/>
      <text:p text:style-name="P40"/>
      <text:p text:style-name="P41">……………………………………</text:p>
      <text:p text:style-name="P7"/>
      <text:p text:style-name="P7"/>
      <text:p text:style-name="P43">[!-- BEGIN tembusan --]</text:p>
      <text:p text:style-name="P43">{tembusanJabatan}</text:p>
      <text:p text:style-name="P43">[!-- END tembusan --]</text:p>
      <text:p text:style-name="P42"/>
      <text:p text:style-name="P8"/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Endnote" style:family="paragraph" style:parent-style-name="Standard" style:class="extra">
      <style:text-properties fo:font-size="10pt" fo:language="en" fo:country="US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WW8Num1z0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Times New Roman"/>
    </style:style>
    <style:style style:name="WW8Num2z1" style:family="text">
      <style:text-properties style:font-name-complex="Times New Roman"/>
    </style:style>
    <style:style style:name="WW8Num3z0" style:family="text">
      <style:text-properties fo:language="en" fo:country="GB" style:font-name-complex="Ari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Arial" fo:font-size="10pt" fo:font-weight="normal" style:font-size-asian="10pt" style:font-weight-asian="normal" style:font-name-complex="Times New Roman" style:font-size-complex="10pt" style:font-weight-complex="bold"/>
    </style:style>
    <style:style style:name="WW8Num4z1" style:family="text">
      <style:text-properties fo:color="#000000" style:font-name="Arial" fo:font-size="10pt" style:font-size-asian="10pt" style:font-name-complex="Times New Roman" style:font-size-complex="10pt"/>
    </style:style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Endnote_20_Text_20_Char" style:display-name="Endnote Text Char" style:family="text" style:parent-style-name="Default_20_Paragraph_20_Fon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4689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374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374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74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74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2.5374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7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1.6252in" fo:text-indent="-0.1252in" fo:margin-left="1.6252in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3.1252in" fo:text-indent="-0.1252in" fo:margin-left="3.1252in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4.6252in" fo:text-indent="-0.1252in" fo:margin-left="4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8752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252in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2.1252in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252in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252in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4902in" fo:margin-bottom="0.4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First_20_Page" style:display-name="First Page" style:page-layout-name="Mpm2" style:next-style-name="Standard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10-16T03:23:00</meta:creation-date>
    <dc:creator>Hasiholan Purba</dc:creator>
    <dc:date>2016-02-02T09:39:05.27</dc:date>
    <meta:print-date>2010-11-06T09:17:00</meta:print-date>
    <meta:editing-cycles>29</meta:editing-cycles>
    <meta:editing-duration>PT3H1M20S</meta:editing-duration>
    <meta:generator>OpenOffice/4.1.1$Win32 OpenOffice.org_project/411m6$Build-9775</meta:generator>
    <meta:document-statistic meta:table-count="1" meta:image-count="0" meta:object-count="0" meta:page-count="2" meta:paragraph-count="67" meta:word-count="429" meta:character-count="3281"/>
  </office:meta>
</office:document-meta>
</file>